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onServiceUnitAnalyzer.getConsumes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ServiceUnitAnalyzer.getXBe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ServiceUnitAnalyzer.isValidEndpoint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